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de" fo:country="DE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de" fo:country="DE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de" fo:country="DE"/>
    </style:style>
    <style:style style:name="ce5" style:family="table-cell" style:parent-style-name="Default">
      <style:text-properties fo:language="de" fo:country="D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de" fo:country="D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de" fo:country="D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7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Iso-Matte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Zahnpasta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Zahnbür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Kondom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Duschg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chen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kamen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Frischetüch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Ohrenstöpse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terwä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rillenputztüch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eld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icket drin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usgeräumt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ring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esteck &amp; Geschir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ll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ss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Besteck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Klappstuhl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unterlag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nnencre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dezeug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-Telef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adestation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8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8:00:17</dc:date>
    <meta:editing-duration>PT2H17M20S</meta:editing-duration>
    <meta:editing-cycles>28</meta:editing-cycles>
    <meta:generator>LibreOffice/3.3$Linux LibreOffice_project/330m19$Build-202</meta:generator>
    <dc:creator>orange </dc:creator>
    <meta:document-statistic meta:table-count="3" meta:cell-count="66" meta:object-count="0"/>
  </office:meta>
</office:document-meta>
</file>